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derLayoutManager.setContentAreaIPD( int contentAreaI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LayoutManager.getLeaderInlineArea( Layout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LeaderLayoutManager.applyChanges( List ol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aderLayoutManager.hyphenate( Position pos , HyphContext h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LayoutManager.getAllocationIPD( int refI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LayoutManager.getChangedKnuthElements( List oldList , int alig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eaderLayoutManager.getLeaderAllocIPD( int ip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eaderLayoutManager.addAreas( PositionIterator posIter , Layout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eaderLayoutManager.getNextKnuthElements( LayoutContext context , int align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LeaderLayoutManager.ge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aderLayoutManager.getBaseLength( int lengthBase , FObj f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LayoutManager.getContentArea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LayoutManager.LeaderLayoutManager( Leader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